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193cm" fo:margin-left="-0.191cm" fo:margin-top="0cm" fo:margin-bottom="0cm" table:align="left" style:writing-mode="lr-tb"/>
    </style:style>
    <style:style style:name="Table1.A" style:family="table-column">
      <style:table-column-properties style:column-width="6.8cm"/>
    </style:style>
    <style:style style:name="Table1.B" style:family="table-column">
      <style:table-column-properties style:column-width="5.212cm"/>
    </style:style>
    <style:style style:name="Table1.C" style:family="table-column">
      <style:table-column-properties style:column-width="2.09cm"/>
    </style:style>
    <style:style style:name="Table1.1" style:family="table-row">
      <style:table-row-properties style:min-row-height="0.728cm" fo:keep-together="auto"/>
    </style:style>
    <style:style style:name="Table1.A1" style:family="table-cell">
      <style:table-cell-properties style:vertical-align="middle" fo:background-color="transparent" fo:padding-left="0.182cm" fo:padding-right="0.191cm" fo:padding-top="0cm" fo:padding-bottom="0cm" fo:border-left="0.5pt solid #000000" fo:border-right="none" fo:border-top="0.5pt solid #000000" fo:border-bottom="0.5pt solid #000000">
        <style:background-image/>
      </style:table-cell-properties>
    </style:style>
    <style:style style:name="Table1.D1" style:family="table-cell">
      <style:table-cell-properties style:vertical-align="middle" fo:background-color="transparent" fo:padding-left="0.182cm" fo:padding-right="0.191cm" fo:padding-top="0cm" fo:padding-bottom="0cm" fo:border="0.5pt solid #000000">
        <style:background-image/>
      </style:table-cell-properties>
    </style:style>
    <style:style style:name="Table1.2" style:family="table-row">
      <style:table-row-properties style:min-row-height="1.046cm" fo:keep-together="auto"/>
    </style:style>
    <style:style style:name="Table1.A3" style:family="table-cell">
      <style:table-cell-properties style:vertical-align="middle" fo:background-color="transparent" fo:padding-left="0.182cm" fo:padding-right="0.191cm" fo:padding-top="0cm" fo:padding-bottom="0cm" fo:border-left="0.5pt solid #000000" fo:border-right="none" fo:border-top="none" fo:border-bottom="0.5pt solid #000000">
        <style:background-image/>
      </style:table-cell-properties>
    </style:style>
    <style:style style:name="Table1.D3" style:family="table-cell">
      <style:table-cell-properties style:vertical-align="middle" fo:background-color="transparent" fo:padding-left="0.182cm" fo:padding-right="0.191cm" fo:padding-top="0cm" fo:padding-bottom="0cm" fo:border-left="0.5pt solid #000000" fo:border-right="0.5pt solid #000000" fo:border-top="none" fo:border-bottom="0.5pt solid #000000">
        <style:background-image/>
      </style:table-cell-properties>
    </style:style>
    <style:style style:name="Table1.4" style:family="table-row">
      <style:table-row-properties style:min-row-height="1.214cm" fo:keep-together="auto"/>
    </style:style>
    <style:style style:name="Table2" style:family="table">
      <style:table-properties style:width="16.536cm" fo:margin-left="-0.52cm" fo:margin-top="0cm" fo:margin-bottom="0cm" table:align="left" style:writing-mode="lr-tb"/>
    </style:style>
    <style:style style:name="Table2.A" style:family="table-column">
      <style:table-column-properties style:column-width="3.81cm"/>
    </style:style>
    <style:style style:name="Table2.B" style:family="table-column">
      <style:table-column-properties style:column-width="3.651cm"/>
    </style:style>
    <style:style style:name="Table2.C" style:family="table-column">
      <style:table-column-properties style:column-width="4.286cm"/>
    </style:style>
    <style:style style:name="Table2.D" style:family="table-column">
      <style:table-column-properties style:column-width="1.905cm"/>
    </style:style>
    <style:style style:name="Table2.E" style:family="table-column">
      <style:table-column-properties style:column-width="2.884cm"/>
    </style:style>
    <style:style style:name="Table2.1" style:family="table-row">
      <style:table-row-properties style:min-row-height="0.728cm" fo:keep-together="auto"/>
    </style:style>
    <style:style style:name="Table2.A1" style:family="table-cell">
      <style:table-cell-properties style:vertical-align="middle" fo:background-color="transparent" fo:padding-left="0.182cm" fo:padding-right="0.191cm" fo:padding-top="0cm" fo:padding-bottom="0cm" fo:border-left="0.5pt solid #000000" fo:border-right="none" fo:border-top="0.5pt solid #000000" fo:border-bottom="0.5pt solid #000000">
        <style:background-image/>
      </style:table-cell-properties>
    </style:style>
    <style:style style:name="Table2.E1" style:family="table-cell">
      <style:table-cell-properties style:vertical-align="middle" fo:background-color="transparent" fo:padding-left="0.182cm" fo:padding-right="0.191cm" fo:padding-top="0cm" fo:padding-bottom="0cm" fo:border="0.5pt solid #000000">
        <style:background-image/>
      </style:table-cell-properties>
    </style:style>
    <style:style style:name="Table2.2" style:family="table-row">
      <style:table-row-properties style:min-row-height="1.496cm" fo:keep-together="auto"/>
    </style:style>
    <style:style style:name="Table2.3" style:family="table-row">
      <style:table-row-properties style:min-row-height="1.046cm" fo:keep-together="auto"/>
    </style:style>
    <style:style style:name="Table2.4" style:family="table-row">
      <style:table-row-properties style:min-row-height="0.665cm" fo:keep-together="auto"/>
    </style:style>
    <style:style style:name="Table2.5" style:family="table-row">
      <style:table-row-properties style:min-row-height="1.028cm" fo:keep-together="auto"/>
    </style:style>
    <style:style style:name="Table2.6" style:family="table-row">
      <style:table-row-properties style:min-row-height="1.214cm" fo:keep-together="auto"/>
    </style:style>
    <style:style style:name="Table2.7" style:family="table-row">
      <style:table-row-properties style:min-row-height="1.244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b9d28"/>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style:text-properties fo:font-size="13pt" style:font-size-asian="13pt" style:font-size-complex="13pt"/>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color="#111111" officeooo:rsid="0018cc21" officeooo:paragraph-rsid="0018cc21" fo:background-color="#b1bfbd"/>
    </style:style>
    <style:style style:name="P7" style:family="paragraph" style:parent-style-name="Standard">
      <style:paragraph-properties fo:margin-left="0cm" fo:margin-right="0cm" fo:text-indent="-1.905cm" style:auto-text-indent="false"/>
    </style:style>
    <style:style style:name="P8" style:family="paragraph" style:parent-style-name="Standard">
      <style:paragraph-properties fo:margin-left="0cm" fo:margin-right="0cm" fo:text-indent="-1.905cm" style:auto-text-indent="false"/>
      <style:text-properties officeooo:paragraph-rsid="002747c4"/>
    </style:style>
    <style:style style:name="P9" style:family="paragraph" style:parent-style-name="Standard">
      <style:paragraph-properties fo:margin-left="0cm" fo:margin-right="0cm" fo:margin-top="0.101cm" fo:margin-bottom="0.101cm" loext:contextual-spacing="false" fo:text-indent="-1.905cm" style:auto-text-indent="false"/>
      <style:text-properties officeooo:paragraph-rsid="002747c4"/>
    </style:style>
    <style:style style:name="P10" style:family="paragraph" style:parent-style-name="Text_20_body">
      <style:paragraph-properties fo:margin-left="0cm" fo:margin-right="0cm" fo:margin-top="0cm" fo:margin-bottom="0.046cm" loext:contextual-spacing="false" fo:text-indent="-1.905cm" style:auto-text-indent="false"/>
      <style:text-properties fo:font-variant="normal" fo:text-transform="none" style:font-name="apple-system" fo:font-size="10.5pt" fo:letter-spacing="normal" fo:font-style="normal" fo:font-weight="normal" officeooo:paragraph-rsid="0023ee68"/>
    </style:style>
    <style:style style:name="P11" style:family="paragraph" style:parent-style-name="Text_20_body">
      <style:paragraph-properties fo:margin-left="0cm" fo:margin-right="0cm" fo:margin-top="0cm" fo:margin-bottom="0cm" loext:contextual-spacing="false" fo:text-indent="-1.905cm" style:auto-text-indent="false"/>
      <style:text-properties fo:font-variant="normal" fo:text-transform="none" style:font-name="Times new Roman" fo:font-size="12pt" fo:letter-spacing="normal" fo:font-style="normal" fo:font-weight="normal" officeooo:paragraph-rsid="0023ee68" style:font-size-asian="12pt" style:font-size-complex="12pt"/>
    </style:style>
    <style:style style:name="P12" style:family="paragraph" style:parent-style-name="Standard">
      <style:paragraph-properties fo:margin-left="-1.905cm" fo:margin-right="0cm" fo:line-height="100%" fo:text-align="start" style:justify-single-word="false" fo:text-indent="0cm" style:auto-text-indent="false">
        <style:tab-stops>
          <style:tab-stop style:position="4.128cm"/>
          <style:tab-stop style:position="4.763cm"/>
        </style:tab-stops>
      </style:paragraph-properties>
    </style:style>
    <style:style style:name="P13" style:family="paragraph" style:parent-style-name="Standard">
      <style:paragraph-properties fo:margin-left="-1.905cm" fo:margin-right="0cm" fo:line-height="115%" fo:text-indent="0cm" style:auto-text-indent="false"/>
    </style:style>
    <style:style style:name="P14" style:family="paragraph" style:parent-style-name="Standard">
      <style:paragraph-properties fo:margin-left="-1.905cm" fo:margin-right="0cm" fo:text-indent="0cm" style:auto-text-indent="false"/>
      <style:text-properties officeooo:paragraph-rsid="0019ab60"/>
    </style:style>
    <style:style style:name="P15" style:family="paragraph" style:parent-style-name="Standard">
      <style:paragraph-properties fo:margin-left="-1.905cm" fo:margin-right="0cm" fo:margin-top="0cm" fo:margin-bottom="0cm" loext:contextual-spacing="false" fo:line-height="115%" fo:text-indent="0cm" style:auto-text-indent="false"/>
    </style:style>
    <style:style style:name="P16" style:family="paragraph" style:parent-style-name="Standard">
      <style:paragraph-properties fo:margin-left="-1.905cm" fo:margin-right="0cm" fo:margin-top="0cm" fo:margin-bottom="0cm" loext:contextual-spacing="false" fo:line-height="115%" fo:text-indent="0cm" style:auto-text-indent="false">
        <style:tab-stops>
          <style:tab-stop style:position="4.128cm"/>
          <style:tab-stop style:position="4.763cm"/>
        </style:tab-stops>
      </style:paragraph-properties>
    </style:style>
    <style:style style:name="P17" style:family="paragraph" style:parent-style-name="Standard">
      <style:paragraph-properties fo:margin-left="-1.91cm" fo:margin-right="0cm" fo:text-indent="0cm" style:auto-text-indent="false">
        <style:tab-stops>
          <style:tab-stop style:position="4.128cm"/>
          <style:tab-stop style:position="4.763cm"/>
        </style:tab-stops>
      </style:paragraph-properties>
      <style:text-properties fo:font-size="13pt" fo:font-weight="bold" style:font-size-asian="13pt" style:font-weight-asian="bold" style:font-size-complex="13pt"/>
    </style:style>
    <style:style style:name="P18" style:family="paragraph" style:parent-style-name="Standard">
      <style:paragraph-properties fo:margin-left="-1.91cm" fo:margin-right="0cm" fo:text-indent="0cm" style:auto-text-indent="false">
        <style:tab-stops>
          <style:tab-stop style:position="4.128cm"/>
          <style:tab-stop style:position="4.763cm"/>
        </style:tab-stops>
      </style:paragraph-properties>
    </style:style>
    <style:style style:name="P19" style:family="paragraph" style:parent-style-name="Standard">
      <style:paragraph-properties fo:margin-left="0.635cm" fo:margin-right="0cm" fo:line-height="115%" fo:orphans="0" fo:widows="0" fo:text-indent="0cm" style:auto-text-indent="false"/>
    </style:style>
    <style:style style:name="P20" style:family="paragraph" style:parent-style-name="Standard">
      <style:paragraph-properties fo:margin-left="0.635cm" fo:margin-right="0cm" fo:line-height="115%" fo:orphans="0" fo:widows="0" fo:text-indent="0cm" style:auto-text-indent="false"/>
      <style:text-properties officeooo:paragraph-rsid="0019ab60"/>
    </style:style>
    <style:style style:name="P21" style:family="paragraph" style:parent-style-name="Standard">
      <style:paragraph-properties fo:margin-left="0.635cm" fo:margin-right="0cm" fo:line-height="115%" fo:orphans="0" fo:widows="0" fo:text-indent="0cm" style:auto-text-indent="false"/>
      <style:text-properties officeooo:rsid="002174c6" officeooo:paragraph-rsid="002174c6"/>
    </style:style>
    <style:style style:name="P22" style:family="paragraph" style:parent-style-name="Standard">
      <style:paragraph-properties fo:margin-left="0cm" fo:margin-right="0cm" fo:line-height="115%" fo:orphans="0" fo:widows="0" fo:text-indent="0cm" style:auto-text-indent="false"/>
    </style:style>
    <style:style style:name="P23"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apple-system" fo:font-size="10.5pt" fo:letter-spacing="normal" fo:font-style="normal" fo:font-weight="normal" officeooo:paragraph-rsid="00271922"/>
    </style:style>
    <style:style style:name="P24"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apple-system" fo:font-size="10.5pt" fo:letter-spacing="normal" fo:font-style="normal" fo:font-weight="normal" officeooo:paragraph-rsid="002a9f1c"/>
    </style:style>
    <style:style style:name="P25" style:family="paragraph" style:parent-style-name="Standard">
      <style:paragraph-properties fo:margin-left="5.08cm" fo:margin-right="0cm" fo:margin-top="0.212cm" fo:margin-bottom="0cm" loext:contextual-spacing="false" fo:text-indent="-6.985cm" style:auto-text-indent="false"/>
    </style:style>
    <style:style style:name="P26" style:family="paragraph" style:parent-style-name="Standard">
      <style:paragraph-properties fo:margin-left="5.08cm" fo:margin-right="0cm" fo:margin-top="0.212cm" fo:margin-bottom="0cm" loext:contextual-spacing="false" fo:text-indent="-6.985cm" style:auto-text-indent="false"/>
      <style:text-properties fo:font-weight="bold" style:font-weight-asian="bold"/>
    </style:style>
    <style:style style:name="P27" style:family="paragraph" style:parent-style-name="Standard">
      <style:paragraph-properties fo:margin-left="5.08cm" fo:margin-right="0cm" fo:margin-top="0cm" fo:margin-bottom="0cm" loext:contextual-spacing="false" fo:line-height="200%" fo:text-indent="-6.985cm" style:auto-text-indent="false"/>
      <style:text-properties fo:font-size="13pt" style:font-size-asian="13pt" style:font-size-complex="13pt"/>
    </style:style>
    <style:style style:name="P28" style:family="paragraph" style:parent-style-name="Standard">
      <style:paragraph-properties fo:margin-left="5.08cm" fo:margin-right="0cm" fo:margin-top="0cm" fo:margin-bottom="0cm" loext:contextual-spacing="false" fo:line-height="100%" fo:text-indent="-6.985cm" style:auto-text-indent="false"/>
      <style:text-properties fo:font-weight="bold" style:font-weight-asian="bold"/>
    </style:style>
    <style:style style:name="P29" style:family="paragraph" style:parent-style-name="Standard">
      <style:paragraph-properties fo:margin-left="10.16cm" fo:margin-right="0cm" fo:text-indent="0cm" style:auto-text-indent="false"/>
    </style:style>
    <style:style style:name="P30" style:family="paragraph" style:parent-style-name="Standard">
      <style:paragraph-properties fo:margin-left="4.763cm" fo:margin-right="0cm" fo:text-indent="-6.668cm" style:auto-text-indent="false">
        <style:tab-stops>
          <style:tab-stop style:position="4.128cm"/>
          <style:tab-stop style:position="4.763cm"/>
        </style:tab-stops>
      </style:paragraph-properties>
      <style:text-properties fo:font-weight="bold" style:font-weight-asian="bold"/>
    </style:style>
    <style:style style:name="P31" style:family="paragraph" style:parent-style-name="Text_20_body">
      <style:paragraph-properties fo:margin-left="2.54cm" fo:margin-right="0cm" fo:margin-top="0cm" fo:margin-bottom="0.046cm" loext:contextual-spacing="false" fo:text-indent="-1.905cm" style:auto-text-indent="false"/>
      <style:text-properties fo:font-variant="normal" fo:text-transform="none" style:font-name="Times new Roman" fo:font-size="12pt" fo:letter-spacing="normal" fo:font-style="normal" fo:font-weight="normal" officeooo:paragraph-rsid="002558f7" style:font-size-asian="12pt" style:font-size-complex="12pt"/>
    </style:style>
    <style:style style:name="P32" style:family="paragraph" style:parent-style-name="Text_20_body">
      <style:paragraph-properties fo:margin-left="2.54cm" fo:margin-right="0cm" fo:margin-top="0cm" fo:margin-bottom="0.046cm" loext:contextual-spacing="false" fo:text-indent="-1.905cm" style:auto-text-indent="false"/>
      <style:text-properties officeooo:paragraph-rsid="0023ee68"/>
    </style:style>
    <style:style style:name="P33" style:family="paragraph" style:parent-style-name="Text_20_body">
      <style:paragraph-properties fo:margin-left="2.54cm" fo:margin-right="0cm" fo:margin-top="0cm" fo:margin-bottom="0cm" loext:contextual-spacing="false" fo:text-indent="-1.905cm" style:auto-text-indent="false"/>
      <style:text-properties officeooo:paragraph-rsid="0023ee68"/>
    </style:style>
    <style:style style:name="P34" style:family="paragraph" style:parent-style-name="Text_20_body">
      <style:paragraph-properties fo:margin-left="2.54cm" fo:margin-right="0cm" fo:text-indent="0cm" style:auto-text-indent="false"/>
      <style:text-properties officeooo:paragraph-rsid="00271922"/>
    </style:style>
    <style:style style:name="P35" style:family="paragraph" style:parent-style-name="Standard" style:master-page-name="Standard">
      <style:paragraph-properties fo:line-height="115%" fo:text-align="center" style:justify-single-word="false" style:page-number="auto">
        <style:tab-stops>
          <style:tab-stop style:position="15.558cm"/>
        </style:tab-stops>
      </style:paragraph-properties>
    </style:style>
    <style:style style:name="P36" style:family="paragraph" style:parent-style-name="Standard" style:list-style-name="WWNum2">
      <style:paragraph-properties fo:line-height="100%"/>
      <style:text-properties fo:font-size="13pt" style:font-size-asian="13pt" style:font-size-complex="13pt"/>
    </style:style>
    <style:style style:name="P37" style:family="paragraph">
      <loext:graphic-properties draw:fill="none"/>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font-size="20pt" fo:language="pt" fo:country="BR" style:text-underline-style="solid" style:text-underline-width="auto" style:text-underline-color="font-color" style:font-size-asian="20pt" style:font-size-complex="20pt"/>
    </style:style>
    <style:style style:name="T3" style:family="text">
      <style:text-properties fo:font-size="18pt" fo:language="pt" fo:country="BR" fo:font-weight="bold" style:font-size-asian="18pt" style:font-weight-asian="bold" style:font-size-complex="18pt"/>
    </style:style>
    <style:style style:name="T4" style:family="text">
      <style:text-properties fo:color="#007399" fo:font-size="18pt" fo:language="de" fo:country="DE" fo:font-weight="bold" fo:background-color="#ffff00" loext:char-shading-value="0" style:font-size-asian="18pt" style:font-weight-asian="bold" style:font-size-complex="18pt"/>
    </style:style>
    <style:style style:name="T5" style:family="text">
      <style:text-properties fo:color="#007399" fo:font-size="18pt" fo:language="de" fo:country="DE" fo:font-weight="normal" fo:background-color="#ffff00" loext:char-shading-value="0" style:font-size-asian="18pt" style:font-weight-asian="normal" style:font-size-complex="18pt" style:font-weight-complex="normal"/>
    </style:style>
    <style:style style:name="T6" style:family="text">
      <style:text-properties fo:color="#007399" fo:font-size="18pt" fo:language="de" fo:country="DE" fo:font-weight="normal" officeooo:rsid="002747c4" fo:background-color="#ffff00" loext:char-shading-value="0" style:font-size-asian="18pt" style:font-weight-asian="normal" style:font-size-complex="18pt" style:font-weight-complex="normal"/>
    </style:style>
    <style:style style:name="T7" style:family="text">
      <style:text-properties fo:language="pt" fo:country="BR"/>
    </style:style>
    <style:style style:name="T8" style:family="text">
      <style:text-properties fo:language="pt" fo:country="BR" fo:font-weight="bold" style:font-weight-asian="bold"/>
    </style:style>
    <style:style style:name="T9" style:family="text">
      <style:text-properties fo:language="pt" fo:country="BR" officeooo:rsid="001fe788"/>
    </style:style>
    <style:style style:name="T10" style:family="text">
      <style:text-properties fo:language="pt" fo:country="BR" officeooo:rsid="002bbb7f"/>
    </style:style>
    <style:style style:name="T11" style:family="text">
      <style:text-properties fo:font-weight="normal" style:font-weight-asian="normal" style:font-weight-complex="normal"/>
    </style:style>
    <style:style style:name="T12" style:family="text">
      <style:text-properties fo:font-weight="normal" fo:background-color="#00ffff" loext:char-shading-value="0" style:font-weight-asian="normal" style:font-weight-complex="norma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19ab60" style:font-weight-asian="bold" style:font-weight-complex="bold"/>
    </style:style>
    <style:style style:name="T16" style:family="text">
      <style:text-properties fo:font-weight="bold" officeooo:rsid="0022dafc" style:font-weight-asian="bold" style:font-weight-complex="bold"/>
    </style:style>
    <style:style style:name="T17" style:family="text">
      <style:text-properties fo:font-weight="bold" officeooo:rsid="0023ce87" style:font-weight-asian="bold" style:font-weight-complex="bold"/>
    </style:style>
    <style:style style:name="T18" style:family="text">
      <style:text-properties fo:font-weight="bold" officeooo:rsid="002558f7" style:font-weight-asian="bold" style:font-weight-complex="bold"/>
    </style:style>
    <style:style style:name="T19" style:family="text">
      <style:text-properties fo:font-weight="bold" officeooo:rsid="0022dafc" fo:background-color="#e8f2a1" loext:char-shading-value="0" style:font-weight-asian="bold" style:font-weight-complex="bold"/>
    </style:style>
    <style:style style:name="T20" style:family="text">
      <style:text-properties fo:font-size="13pt" fo:font-weight="normal" fo:background-color="#00ffff" loext:char-shading-value="0" style:font-size-asian="13pt" style:font-weight-asian="normal" style:font-size-complex="13pt" style:font-weight-complex="normal"/>
    </style:style>
    <style:style style:name="T21" style:family="text">
      <style:text-properties fo:font-size="13pt" fo:font-weight="bold" style:font-size-asian="13pt" style:font-weight-asian="bold" style:font-size-complex="13pt"/>
    </style:style>
    <style:style style:name="T22" style:family="text">
      <style:text-properties fo:font-size="13pt" style:font-size-asian="13pt" style:font-size-complex="13pt"/>
    </style:style>
    <style:style style:name="T23" style:family="text">
      <style:text-properties fo:text-transform="uppercase" style:text-underline-style="none" fo:font-weight="normal" fo:background-color="#00ffff" loext:char-shading-value="0" style:font-weight-asian="normal" style:font-weight-complex="normal"/>
    </style:style>
    <style:style style:name="T24" style:family="text">
      <style:text-properties fo:text-transform="uppercase" style:text-underline-style="none" fo:font-weight="bold" style:font-weight-asian="bold" style:font-weight-complex="bold"/>
    </style:style>
    <style:style style:name="T25" style:family="text">
      <style:text-properties fo:font-size="10pt" style:font-size-asian="10pt" style:font-size-complex="10pt"/>
    </style:style>
    <style:style style:name="T26" style:family="text">
      <style:text-properties officeooo:rsid="0019ab60"/>
    </style:style>
    <style:style style:name="T27" style:family="text">
      <style:text-properties officeooo:rsid="001b9d28"/>
    </style:style>
    <style:style style:name="T2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ee68"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ce87"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71922"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747c4"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90dec"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abd8d"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ce87" style:text-blinking="false" fo:background-color="transparent" loext:char-shading-value="0" style:font-size-asian="12pt" style:font-weight-asian="bold" style:font-size-complex="12pt" style:font-weight-complex="bold"/>
    </style:style>
    <style:style style:name="T3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5685c" style:text-blinking="false" fo:background-color="#e8f2a1" loext:char-shading-value="0" style:font-size-asian="12pt" style:font-size-complex="12pt"/>
    </style:style>
    <style:style style:name="T36"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23ee68" style:text-blinking="false" fo:background-color="transparent" loext:char-shading-value="0" style:font-size-asian="12pt" style:font-weight-asian="bold" style:font-size-complex="12pt" style:font-weight-complex="bold"/>
    </style:style>
    <style:style style:name="T37"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271922" style:text-blinking="false" fo:background-color="transparent" loext:char-shading-value="0" style:font-size-asian="12pt" style:font-weight-asian="bold" style:font-size-complex="12pt" style:font-weight-complex="bold"/>
    </style:style>
    <style:style style:name="T38" style:family="text">
      <style:text-properties officeooo:rsid="0022dafc"/>
    </style:style>
    <style:style style:name="T39" style:family="text">
      <style:text-properties officeooo:rsid="0023ce87"/>
    </style:style>
    <style:style style:name="T40" style:family="text">
      <style:text-properties style:font-name="Times new Roman" fo:font-size="12pt" style:font-size-asian="12pt" style:font-size-complex="12pt"/>
    </style:style>
    <style:style style:name="T41" style:family="text">
      <style:text-properties style:font-name="Times new Roman" fo:font-size="12pt" officeooo:rsid="0023ce87" style:font-size-asian="12pt" style:font-size-complex="12pt"/>
    </style:style>
    <style:style style:name="T42" style:family="text">
      <style:text-properties style:font-name="Times new Roman" fo:font-size="12pt" officeooo:rsid="0023ee68" style:font-size-asian="12pt" style:font-size-complex="12pt"/>
    </style:style>
    <style:style style:name="T43" style:family="text">
      <style:text-properties style:font-name="Times new Roman" fo:font-size="12pt" officeooo:rsid="0023ce87" fo:background-color="#e8f2a1" loext:char-shading-value="0" style:font-size-asian="12pt" style:font-size-complex="12pt"/>
    </style:style>
    <style:style style:name="T44" style:family="text">
      <style:text-properties style:font-name="Times new Roman" fo:font-size="12pt" officeooo:rsid="0023ee68" fo:background-color="#e8f2a1" loext:char-shading-value="0" style:font-size-asian="12pt" style:font-size-complex="12pt"/>
    </style:style>
    <style:style style:name="T45" style:family="text">
      <style:text-properties fo:color="#000000" style:font-name="Times new Roman" fo:font-size="12pt" officeooo:rsid="0023ce87" style:font-size-asian="12pt" style:font-size-complex="12pt"/>
    </style:style>
    <style:style style:name="T46" style:family="text">
      <style:text-properties fo:color="#000000" style:text-line-through-style="none" style:text-line-through-type="none" style:font-name="Times new Roman" fo:font-size="12pt" style:text-underline-style="none" officeooo:rsid="0023ee68" style:text-blinking="false" fo:background-color="transparent" loext:char-shading-value="0" style:font-size-asian="12pt" style:font-size-complex="12pt"/>
    </style:style>
    <style:style style:name="T47" style:family="text">
      <style:text-properties fo:color="#000000" style:text-line-through-style="none" style:text-line-through-type="none" style:font-name="Times new Roman" fo:font-size="12pt" style:text-underline-style="none" officeooo:rsid="0023ce87" style:text-blinking="false" fo:background-color="transparent" loext:char-shading-value="0" style:font-size-asian="12pt" style:font-size-complex="12pt"/>
    </style:style>
    <style:style style:name="T48" style:family="text">
      <style:text-properties fo:color="#000000" style:text-line-through-style="none" style:text-line-through-type="none" style:font-name="Times new Roman" fo:font-size="12pt" style:text-underline-style="none" officeooo:rsid="002a9f1c" style:text-blinking="false" fo:background-color="transparent" loext:char-shading-value="0" style:font-size-asian="12pt" style:font-size-complex="12pt"/>
    </style:style>
    <style:style style:name="T49" style:family="text">
      <style:text-properties fo:color="#000000" style:text-line-through-style="none" style:text-line-through-type="none" style:font-name="Times new Roman" fo:font-size="12pt" style:text-underline-style="none" officeooo:rsid="0030046e" style:text-blinking="false" fo:background-color="transparent" loext:char-shading-value="0" style:font-size-asian="12pt" style:font-size-complex="12pt"/>
    </style:style>
    <style:style style:name="T50" style:family="text">
      <style:text-properties fo:color="#000000" style:text-line-through-style="none" style:text-line-through-type="none" style:font-name="Times new Roman" fo:font-size="12pt" style:text-underline-style="none" officeooo:rsid="0025685c" style:text-blinking="false" fo:background-color="#e8f2a1" loext:char-shading-value="0" style:font-size-asian="12pt" style:font-size-complex="12pt"/>
    </style:style>
    <style:style style:name="T51" style:family="text">
      <style:text-properties fo:color="#000000" style:text-line-through-style="none" style:text-line-through-type="none" style:font-name="Times new Roman" fo:font-size="12pt" style:text-underline-style="none" officeooo:rsid="002a9f1c" style:text-blinking="false" fo:background-color="#e8f2a1" loext:char-shading-value="0" style:font-size-asian="12pt" style:font-size-complex="12pt"/>
    </style:style>
    <style:style style:name="T52" style:family="text">
      <style:text-properties officeooo:rsid="002558f7"/>
    </style:style>
    <style:style style:name="T53" style:family="text">
      <style:text-properties officeooo:rsid="00271922"/>
    </style:style>
    <style:style style:name="gr1" style:family="graphic">
      <style:graphic-properties draw:stroke="solid" svg:stroke-width="0cm" svg:stroke-color="#3465a4"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text:s text:c="4"/></text:span><text:span text:style-name="T2">CURRICULUM VITAE</text:span></text:p>
      <text:p text:style-name="P7"><text:span text:style-name="T3">NIRBHAY KUMAR PANDEY <text:s text:c="2"/></text:span><text:span text:style-name="T4">(</text:span><text:span text:style-name="T5">c++11/</text:span><text:span text:style-name="T6">QT</text:span><text:span text:style-name="T5"> developer</text:span><text:span text:style-name="T4">)</text:span><text:span text:style-name="T3"> </text:span></text:p>
      <text:p text:style-name="P8"><text:span text:style-name="T8">E-mail:- </text:span><text:a xlink:type="simple" xlink:href="mailto:nirbhay57@gmail.com" text:style-name="Internet_20_link" text:visited-style-name="Visited_20_Internet_20_Link"><text:span text:style-name="T7">nirbhay57@gmail.com</text:span></text:a><text:span text:style-name="T7"> <text:s text:c="48"/></text:span><text:a xlink:type="simple" xlink:href="https://www.codechef.com/users/nirbhay57" text:style-name="Internet_20_link" text:visited-style-name="Visited_20_Internet_20_Link"><text:span text:style-name="T7">https://www.codechef.com/users/nirbhay57</text:span></text:a></text:p>
      <text:p text:style-name="P9"><text:span text:style-name="T8">Contact no: -</text:span><text:span text:style-name="T7"> +91 </text:span><text:span text:style-name="T9">892989</text:span><text:span text:style-name="T10">0902</text:span> <text:s text:c="14"/><text:a xlink:type="simple" xlink:href="https://stackoverflow.com/users/1969682/nirbhay-kumar-pandey" text:style-name="Internet_20_link" text:visited-style-name="Visited_20_Internet_20_Link">https://stackoverflow.com/users/1969682/nirbhay-kumar-pandey</text:a></text:p>
      <text:p text:style-name="P11"><text:s text:c="17"/><text:span text:style-name="T19">C++11 concepts</text:span><text:span text:style-name="T38"> : </text:span></text:p>
      <text:p text:style-name="P31"><text:span text:style-name="T17"><text:s text:c="17"/>1</text:span><text:span text:style-name="T38">. </text:span>literals. <text:span text:style-name="T17">2</text:span><text:span text:style-name="T38">. </text:span>const vs <text:s/>constexpr vs constant expression. <text:span text:style-name="T17">3</text:span><text:span text:style-name="T38">. </text:span>literal types. <text:span text:style-name="T16">4</text:span><text:span text:style-name="T38">. </text:span>decltype. <text:span text:style-name="T16">5</text:span><text:span text:style-name="T38">. </text:span>default function augument. <text:span text:style-name="T16">6</text:span><text:span text:style-name="T38">. </text:span>static types <text:span text:style-name="T38">vs dynamic types of pointer/refrences.</text:span> <text:span text:style-name="T16">7</text:span><text:span text:style-name="T38">. </text:span>lvalue and rvalue reference. <text:span text:style-name="T16">8</text:span><text:span text:style-name="T38">. lvalue, rvalue, glvalue, prvalue, xvalue.</text:span> <text:span text:style-name="T16">9</text:span><text:span text:style-name="T38">. </text:span>base type <text:span text:style-name="T38">and </text:span>compound type. <text:span text:style-name="T16">10</text:span><text:span text:style-name="T38">. </text:span>lambda expressions.</text:p>
      <text:p text:style-name="P31"><text:span text:style-name="T16"><text:s text:c="18"/>11</text:span><text:span text:style-name="T38">. </text:span>3-4 different types of friend function/class. <text:span text:style-name="T16">12</text:span><text:span text:style-name="T38">. </text:span>default initialization <text:span text:style-name="T38">and </text:span>value initialization. <text:span text:style-name="T16">13</text:span><text:span text:style-name="T38">. </text:span>order of evaluation. <text:span text:style-name="T16">14</text:span><text:span text:style-name="T38">. </text:span>synthesized default constructors. <text:span text:style-name="T16">15</text:span><text:span text:style-name="T38">.</text:span> constructor initializer list. <text:span text:style-name="T16">16</text:span><text:span text:style-name="T38">. </text:span>passing this pointer from one member function to another. <text:span text:style-name="T16">17</text:span><text:span text:style-name="T38">. </text:span><text:s/>implicit class type conversion. <text:span text:style-name="T16">18</text:span><text:span text:style-name="T38">. </text:span>deleted functions. <text:span text:style-name="T16">19</text:span><text:span text:style-name="T38">.</text:span> classes whose objects can't be copied(ex, iostream objects). <text:span text:style-name="T17">20</text:span><text:span text:style-name="T39">.</text:span> smart pointers(3 types : shared, unique, weak) <text:span text:style-name="T17">21</text:span><text:span text:style-name="T39">. </text:span>interaction of smart_pointers with new. <text:span text:style-name="T17">22</text:span><text:span text:style-name="T39">.</text:span> about 20 golden rules of copy control. <text:span text:style-name="T17">23</text:span><text:span text:style-name="T39">.</text:span> template programming. <text:span text:style-name="T17">24</text:span><text:span text:style-name="T39">. </text:span>move constructors <text:span text:style-name="T39">and move assignment operators. </text:span><text:span text:style-name="T17">25</text:span><text:span text:style-name="T39">. rules of deciding when copy control members are deleted. </text:span><text:span text:style-name="T18">26</text:span><text:span text:style-name="T52">. virtual functions. </text:span><text:span text:style-name="T18">27</text:span><text:span text:style-name="T52">. pure virtual functions. </text:span><text:span text:style-name="T18">28</text:span><text:span text:style-name="T52">. accesibility of derived to base conversion.</text:span></text:p>
      <text:p text:style-name="P10"><text:span text:style-name="T40"><text:s text:c="17"/></text:span><text:span text:style-name="T43">STL containers <text:s/></text:span><text:span text:style-name="T44">used</text:span><text:span text:style-name="T42"> </text:span><text:span text:style-name="T41">: </text:span><text:span text:style-name="T45"><text:s/></text:span></text:p>
      <text:p text:style-name="P32"><text:span text:style-name="Teletype"><text:span text:style-name="T34"><text:s text:c="18"/></text:span></text:span><text:span text:style-name="Teletype"><text:span text:style-name="T36">1.</text:span></text:span><text:span text:style-name="Teletype"><text:span text:style-name="T28"> array</text:span></text:span><text:span text:style-name="Teletype"><text:span text:style-name="T29"> <text:s/></text:span></text:span><text:span text:style-name="Teletype"><text:span text:style-name="T36">2. </text:span></text:span><text:span text:style-name="Teletype"><text:span text:style-name="T28">vector </text:span></text:span><text:span text:style-name="Teletype"><text:span text:style-name="T29"><text:s/></text:span></text:span><text:span text:style-name="Teletype"><text:span text:style-name="T36">3. </text:span></text:span><text:span text:style-name="Teletype"><text:span text:style-name="T28">deque </text:span></text:span><text:span text:style-name="Teletype"><text:span text:style-name="T36">4. </text:span></text:span><text:span text:style-name="Teletype"><text:span text:style-name="T28">forward_list </text:span></text:span><text:span text:style-name="Teletype"><text:span text:style-name="T36">5. </text:span></text:span><text:span text:style-name="Teletype"><text:span text:style-name="T28">list </text:span></text:span><text:span text:style-name="Teletype"><text:span text:style-name="T29"><text:s/></text:span></text:span><text:span text:style-name="Teletype"><text:span text:style-name="T36">6. </text:span></text:span><text:span text:style-name="Teletype"><text:span text:style-name="T29">set </text:span></text:span><text:span text:style-name="Teletype"><text:span text:style-name="T36">7. </text:span></text:span><text:span text:style-name="Teletype"><text:span text:style-name="T28">multiset </text:span></text:span><text:span text:style-name="Teletype"><text:span text:style-name="T36">8. </text:span></text:span><text:span text:style-name="Teletype"><text:span text:style-name="T29">map </text:span></text:span></text:p>
      <text:p text:style-name="P32"><text:span text:style-name="Teletype"><text:span text:style-name="T34"><text:s text:c="18"/></text:span></text:span><text:span text:style-name="Teletype"><text:span text:style-name="T36">9. </text:span></text:span><text:span text:style-name="Teletype"><text:span text:style-name="T28">multimap</text:span></text:span><text:span text:style-name="Teletype"><text:span text:style-name="T29"> </text:span></text:span><text:span text:style-name="Teletype"><text:span text:style-name="T36">10. </text:span></text:span><text:span text:style-name="Teletype"><text:span text:style-name="T29">unordered_set </text:span></text:span><text:span text:style-name="Teletype"><text:span text:style-name="T36">11. </text:span></text:span><text:span text:style-name="Teletype"><text:span text:style-name="T29">unordered_</text:span></text:span><text:span text:style-name="Teletype"><text:span text:style-name="T28">multi</text:span></text:span><text:span text:style-name="Teletype"><text:span text:style-name="T29">set <text:s/></text:span></text:span><text:span text:style-name="Teletype"><text:span text:style-name="T36">12. </text:span></text:span><text:span text:style-name="Teletype"><text:span text:style-name="T29">unordered_map</text:span></text:span></text:p>
      <text:p text:style-name="P33"><text:span text:style-name="Teletype"><text:span text:style-name="T34"><text:s text:c="18"/></text:span></text:span><text:span text:style-name="Teletype"><text:span text:style-name="T36">13. </text:span></text:span><text:span text:style-name="Teletype"><text:span text:style-name="T29">unordered_</text:span></text:span><text:span text:style-name="Teletype"><text:span text:style-name="T28">multimap </text:span></text:span><text:span text:style-name="Teletype"><text:span text:style-name="T36">14. </text:span></text:span><text:span text:style-name="Teletype"><text:span text:style-name="T28">stack </text:span></text:span><text:span text:style-name="Teletype"><text:span text:style-name="T36">15. </text:span></text:span><text:span text:style-name="Teletype"><text:span text:style-name="T28">queue </text:span></text:span><text:span text:style-name="Teletype"><text:span text:style-name="T36">16. </text:span></text:span><text:span text:style-name="Teletype"><text:span text:style-name="T28">priority_queue</text:span></text:span></text:p>
      <text:p text:style-name="P23"><text:span text:style-name="Teletype"><text:span text:style-name="T50">QT </text:span></text:span><text:span text:style-name="Teletype"><text:span text:style-name="T46"><text:s/></text:span></text:span><text:span text:style-name="Teletype"><text:span text:style-name="T47">: </text:span></text:span></text:p>
      <text:p text:style-name="P34"><text:span text:style-name="Teletype"><text:span text:style-name="T37">1. </text:span></text:span><text:span text:style-name="Teletype"><text:span text:style-name="T30">QSerialPort </text:span></text:span><text:span text:style-name="Teletype"><text:span text:style-name="T37">2. </text:span></text:span><text:span text:style-name="Teletype"><text:span text:style-name="T30">Custom classes derived from Qwidget </text:span></text:span><text:span text:style-name="Teletype"><text:span text:style-name="T37">3. </text:span></text:span><text:span text:style-name="Teletype"><text:span text:style-name="T30">QPushButton </text:span></text:span><text:span text:style-name="Teletype"><text:span text:style-name="T37">4. </text:span></text:span><text:span text:style-name="Teletype"><text:span text:style-name="T30">QLabel </text:span></text:span><text:span text:style-name="Teletype"><text:span text:style-name="T37">5. </text:span></text:span><text:span text:style-name="Teletype"><text:span text:style-name="T30">realtime IPC using QsharedMemory </text:span></text:span><text:span text:style-name="Teletype"><text:span text:style-name="T37">6.</text:span></text:span><text:span text:style-name="Teletype"><text:span text:style-name="T30"> Signal/Slot connection by Designer window and </text:span></text:span><text:span text:style-name="Teletype"><text:span text:style-name="T32">by </text:span></text:span><text:span text:style-name="Teletype"><text:span text:style-name="T30">code </text:span></text:span><text:span text:style-name="Teletype"><text:span text:style-name="T37">7.</text:span></text:span><text:span text:style-name="Teletype"><text:span text:style-name="T30"> promoting widget to custom class <text:s/></text:span></text:span><text:span text:style-name="Teletype"><text:span text:style-name="T37">8.</text:span></text:span><text:span text:style-name="Teletype"><text:span text:style-name="T30"> QDialogBox </text:span></text:span><text:span text:style-name="Teletype"><text:span text:style-name="T37">9</text:span></text:span><text:span text:style-name="Teletype"><text:span text:style-name="T30">. .qrc file </text:span></text:span><text:span text:style-name="Teletype"><text:span text:style-name="T37">10.</text:span></text:span><text:span text:style-name="Teletype"><text:span text:style-name="T30"> QLineEdit </text:span></text:span><text:span text:style-name="Teletype"><text:span text:style-name="T37">11.</text:span></text:span><text:span text:style-name="Teletype"><text:span text:style-name="T30"> Q</text:span></text:span><text:span text:style-name="Teletype"><text:span text:style-name="T33">S</text:span></text:span><text:span text:style-name="Teletype"><text:span text:style-name="T30">tackedWidge</text:span></text:span><text:span text:style-name="Teletype"><text:span text:style-name="T31">t</text:span></text:span></text:p>
      <text:p text:style-name="P24"><text:span text:style-name="Teletype"><text:span text:style-name="T51">Other tools</text:span></text:span><text:span text:style-name="Teletype"><text:span text:style-name="T35"> </text:span></text:span><text:span text:style-name="Teletype"><text:span text:style-name="T28"><text:s/></text:span></text:span><text:span text:style-name="Teletype"><text:span text:style-name="T29">: </text:span></text:span><text:span text:style-name="Teletype"><text:span text:style-name="T48"><text:s text:c="2"/></text:span></text:span><text:span text:style-name="Teletype"><text:span text:style-name="T49">Qt, Qml,</text:span></text:span><text:span text:style-name="Teletype"><text:span text:style-name="T48">Creating Makefiles, GDB, GIT</text:span></text:span></text:p>
      <text:p text:style-name="P16"><draw:line text:anchor-type="paragraph" draw:z-index="3" draw:name="Shape3_0" draw:style-name="gr1" draw:text-style-name="P37" svg:x1="-2.011cm" svg:y1="0.095cm" svg:x2="17.353cm" svg:y2="0.095cm"><text:p/></draw:line><text:span text:style-name="T20">Work Experience</text:span><text:span text:style-name="T21"> : <text:s/><text:tab/></text:span><text:span text:style-name="T13"> <text:s text:c="4"/></text:span></text:p>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5">Organization</text:p>
          </table:table-cell>
          <table:table-cell table:style-name="Table1.A1" office:value-type="string">
            <text:p text:style-name="P5">Role/<text:span text:style-name="T27">Post</text:span></text:p>
          </table:table-cell>
          <table:table-cell table:style-name="Table1.A1" office:value-type="string">
            <text:p text:style-name="P5">From</text:p>
          </table:table-cell>
          <table:table-cell table:style-name="Table1.D1" office:value-type="string">
            <text:p text:style-name="P5">To</text:p>
          </table:table-cell>
        </table:table-row>
        <table:table-row table:style-name="Table1.2">
          <table:table-cell table:style-name="Table1.A1" office:value-type="string">
            <text:p text:style-name="P6">Agva Healthcare, Noida</text:p>
          </table:table-cell>
          <table:table-cell table:style-name="Table1.A1" office:value-type="string">
            <text:p text:style-name="P6">QT developer</text:p>
          </table:table-cell>
          <table:table-cell table:style-name="Table1.A1" office:value-type="string">
            <text:p text:style-name="P6">Oct-2021</text:p>
          </table:table-cell>
          <table:table-cell table:style-name="Table1.D1" office:value-type="string">
            <text:p text:style-name="P6">Till date</text:p>
          </table:table-cell>
        </table:table-row>
        <table:table-row table:style-name="Table1.2">
          <table:table-cell table:style-name="Table1.A3" office:value-type="string">
            <text:p text:style-name="P1">Biztechnosys infotech Pvt Ltd. , Bangaluru</text:p>
            <text:p text:style-name="P1"/>
          </table:table-cell>
          <table:table-cell table:style-name="Table1.A3" office:value-type="string">
            <text:p text:style-name="P1">Develop software using C#</text:p>
          </table:table-cell>
          <table:table-cell table:style-name="Table1.A3" office:value-type="string">
            <text:p text:style-name="P1">Feb-2020</text:p>
          </table:table-cell>
          <table:table-cell table:style-name="Table1.D3" office:value-type="string">
            <text:p text:style-name="P1">Mar-2020</text:p>
          </table:table-cell>
        </table:table-row>
        <table:table-row table:style-name="Table1.4">
          <table:table-cell table:style-name="Table1.A1" office:value-type="string">
            <text:p text:style-name="P1">R.C.I.T. , Bishrampur</text:p>
          </table:table-cell>
          <table:table-cell table:style-name="Table1.A1" office:value-type="string">
            <text:p text:style-name="P1">Assistant Professor</text:p>
          </table:table-cell>
          <table:table-cell table:style-name="Table1.A1" office:value-type="string">
            <text:p text:style-name="P1">Feb-2012</text:p>
          </table:table-cell>
          <table:table-cell table:style-name="Table1.D1" office:value-type="string">
            <text:p text:style-name="P2">July-2017</text:p>
          </table:table-cell>
        </table:table-row>
        <table:table-row table:style-name="Table1.4">
          <table:table-cell table:style-name="Table1.A1" office:value-type="string">
            <text:p text:style-name="P1">Anupam Technologies Pvt. Ltd. , Kolkata</text:p>
          </table:table-cell>
          <table:table-cell table:style-name="Table1.A1" office:value-type="string">
            <text:p text:style-name="P1">International Outbound Call centre executive</text:p>
          </table:table-cell>
          <table:table-cell table:style-name="Table1.A1" office:value-type="string">
            <text:p text:style-name="P1">July-2009</text:p>
            <text:p text:style-name="P1">(approx)</text:p>
          </table:table-cell>
          <table:table-cell table:style-name="Table1.D1" office:value-type="string">
            <text:p text:style-name="P1">Sep-2009</text:p>
            <text:p text:style-name="P1">(approx)</text:p>
          </table:table-cell>
        </table:table-row>
      </table:table>
      <text:p text:style-name="P30"><draw:line text:anchor-type="paragraph" draw:z-index="0" draw:name="Shape1" draw:style-name="gr1" draw:text-style-name="P37" svg:x1="-1.914cm" svg:y1="0.38cm" svg:x2="17.009cm" svg:y2="0.356cm"><text:p/></draw:line><text:s text:c="20"/></text:p>
      <text:p text:style-name="P12"><text:span text:style-name="T12">Education</text:span><text:span text:style-name="T14"> : <text:s text:c="2"/></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Examination</text:p>
          </table:table-cell>
          <table:table-cell table:style-name="Table2.A1" office:value-type="string">
            <text:p text:style-name="P5">University/Board</text:p>
          </table:table-cell>
          <table:table-cell table:style-name="Table2.A1" office:value-type="string">
            <text:p text:style-name="P5">School/College</text:p>
          </table:table-cell>
          <table:table-cell table:style-name="Table2.A1" office:value-type="string">
            <text:p text:style-name="P5">Year of <text:s/><text:soft-page-break/>Passing</text:p>
          </table:table-cell>
          <table:table-cell table:style-name="Table2.E1" office:value-type="string">
            <text:p text:style-name="P5">Performance</text:p>
          </table:table-cell>
        </table:table-row>
        <table:table-row table:style-name="Table2.2">
          <table:table-cell table:style-name="Table2.A1" office:value-type="string">
            <text:p text:style-name="P1">M.Tech in I.T.</text:p>
            <text:p text:style-name="P1">(specialization – Software Engineering)</text:p>
          </table:table-cell>
          <table:table-cell table:style-name="Table2.A1" office:value-type="string">
            <text:p text:style-name="P1">I.I.I.T. Allahabad</text:p>
          </table:table-cell>
          <table:table-cell table:style-name="Table2.A1" office:value-type="string">
            <text:p text:style-name="P1">I.I.I.T. Allahabad</text:p>
          </table:table-cell>
          <table:table-cell table:style-name="Table2.A1" office:value-type="string">
            <text:p text:style-name="P1">2019</text:p>
          </table:table-cell>
          <table:table-cell table:style-name="Table2.E1" office:value-type="string">
            <text:p text:style-name="P1">7.85/10</text:p>
          </table:table-cell>
        </table:table-row>
        <table:table-row table:style-name="Table2.3">
          <table:table-cell table:style-name="Table2.A1" office:value-type="string">
            <text:p text:style-name="P1">M.Tech in C.S.E.</text:p>
          </table:table-cell>
          <table:table-cell table:style-name="Table2.A1" office:value-type="string">
            <text:p text:style-name="P1">W.B.U.T.</text:p>
          </table:table-cell>
          <table:table-cell table:style-name="Table2.A1" office:value-type="string">
            <text:p text:style-name="P1">Kalyani Govt. Engg. College</text:p>
          </table:table-cell>
          <table:table-cell table:style-name="Table2.A1" office:value-type="string">
            <text:p text:style-name="P1"><text:s/>2013</text:p>
          </table:table-cell>
          <table:table-cell table:style-name="Table2.E1" office:value-type="string">
            <text:p text:style-name="P1">7.14/10</text:p>
          </table:table-cell>
        </table:table-row>
        <table:table-row table:style-name="Table2.4">
          <table:table-cell table:style-name="Table2.A1" office:value-type="string">
            <text:p text:style-name="P1">B.Tech in I.T.</text:p>
          </table:table-cell>
          <table:table-cell table:style-name="Table2.A1" office:value-type="string">
            <text:p text:style-name="P1">W.B.U.T.</text:p>
          </table:table-cell>
          <table:table-cell table:style-name="Table2.A1" office:value-type="string">
            <text:p text:style-name="P1">Kalyani Govt. Engg. College</text:p>
          </table:table-cell>
          <table:table-cell table:style-name="Table2.A1" office:value-type="string">
            <text:p text:style-name="P1">2010</text:p>
          </table:table-cell>
          <table:table-cell table:style-name="Table2.E1" office:value-type="string">
            <text:p text:style-name="P1">7.48/10</text:p>
          </table:table-cell>
        </table:table-row>
        <table:table-row table:style-name="Table2.5">
          <table:table-cell table:style-name="Table2.A1" office:value-type="string">
            <text:p text:style-name="P1">Diploma in CST</text:p>
          </table:table-cell>
          <table:table-cell table:style-name="Table2.A1" office:value-type="string">
            <text:p text:style-name="P1">W.B.S.C.T.E.</text:p>
          </table:table-cell>
          <table:table-cell table:style-name="Table2.A1" office:value-type="string">
            <text:p text:style-name="P1">BIT ,Katwa</text:p>
          </table:table-cell>
          <table:table-cell table:style-name="Table2.A1" office:value-type="string">
            <text:p text:style-name="P1">2006</text:p>
          </table:table-cell>
          <table:table-cell table:style-name="Table2.E1" office:value-type="string">
            <text:p text:style-name="P1">74.6%</text:p>
            <text:p text:style-name="P1"/>
          </table:table-cell>
        </table:table-row>
        <table:table-row table:style-name="Table2.6">
          <table:table-cell table:style-name="Table2.A1" office:value-type="string">
            <text:p text:style-name="P1">Higher Secondary</text:p>
          </table:table-cell>
          <table:table-cell table:style-name="Table2.A1" office:value-type="string">
            <text:p text:style-name="P1">W.B.C.H.S.E.</text:p>
          </table:table-cell>
          <table:table-cell table:style-name="Table2.A1" office:value-type="string">
            <text:p text:style-name="P1">B. C. College, Asansol</text:p>
          </table:table-cell>
          <table:table-cell table:style-name="Table2.A1" office:value-type="string">
            <text:p text:style-name="P1">2002</text:p>
          </table:table-cell>
          <table:table-cell table:style-name="Table2.E1" office:value-type="string">
            <text:p text:style-name="P1">48.5%</text:p>
          </table:table-cell>
        </table:table-row>
        <table:table-row table:style-name="Table2.7">
          <table:table-cell table:style-name="Table2.A1" office:value-type="string">
            <text:p text:style-name="P3">Metriculation</text:p>
          </table:table-cell>
          <table:table-cell table:style-name="Table2.A1" office:value-type="string">
            <text:p text:style-name="P3">W.B.B.S.E.</text:p>
          </table:table-cell>
          <table:table-cell table:style-name="Table2.A1" office:value-type="string">
            <text:p text:style-name="P1">Sodepur Colliery High School</text:p>
          </table:table-cell>
          <table:table-cell table:style-name="Table2.A1" office:value-type="string">
            <text:p text:style-name="P1">2000</text:p>
          </table:table-cell>
          <table:table-cell table:style-name="Table2.E1" office:value-type="string">
            <text:p text:style-name="P1">65.25%</text:p>
          </table:table-cell>
        </table:table-row>
      </table:table>
      <text:p text:style-name="P17"><draw:line text:anchor-type="paragraph" draw:z-index="1" draw:name="Shape1" draw:style-name="gr1" draw:text-style-name="P37" svg:x1="-1.914cm" svg:y1="0.38cm" svg:x2="17.009cm" svg:y2="0.356cm"><text:p/></draw:line></text:p>
      <text:p text:style-name="P18"><text:span text:style-name="T20">Achievements</text:span><text:span text:style-name="T21"> : <text:s text:c="5"/></text:span></text:p>
      <text:list xml:id="list4271944900" text:style-name="WWNum2">
        <text:list-item>
          <text:p text:style-name="P36">98.7 percentile in Gate 2016 having <text:s text:c="2"/>Gate-Score 631 and rank 1311.</text:p>
        </text:list-item>
      </text:list>
      <text:p text:style-name="P4"><draw:line text:anchor-type="paragraph" draw:z-index="2" draw:name="Shape1" draw:style-name="gr1" draw:text-style-name="P37" svg:x1="-1.914cm" svg:y1="0.38cm" svg:x2="17.009cm" svg:y2="0.356cm"><text:p/></draw:line></text:p>
      <text:p text:style-name="P14"><text:span text:style-name="T23">PROJECTS</text:span><text:span text:style-name="T24"> : </text:span></text:p>
      <text:p text:style-name="P20"><text:span text:style-name="T14"><text:s text:c="40"/>1.</text:span> <text:s/><text:span text:style-name="T26">Developed UI of ventilator </text:span><text:span text:style-name="T53">in QT creator</text:span>.</text:p>
      <text:p text:style-name="P20"><text:span text:style-name="T15"><text:s text:c="40"/>2</text:span><text:span text:style-name="T14">.</text:span> <text:s/>Face recognition using PCA.</text:p>
      <text:p text:style-name="P19"><text:span text:style-name="T14"><text:s text:c="17"/><text:tab/> <text:s text:c="21"/></text:span><text:span text:style-name="T15">3</text:span><text:span text:style-name="T14">. <text:s/></text:span><text:span text:style-name="T11">Search engine for large document corpus using inverted index.</text:span></text:p>
      <text:p text:style-name="P22"><text:span text:style-name="T11"><text:s text:c="46"/></text:span><text:span text:style-name="T15">4</text:span><text:span text:style-name="T14">. <text:s/></text:span><text:span text:style-name="T11">MNIST digit recognition by CNN.</text:span></text:p>
      <text:p text:style-name="P22"><text:span text:style-name="T11"><text:s text:c="46"/></text:span><text:span text:style-name="T15">5</text:span><text:span text:style-name="T14">. <text:s/></text:span><text:span text:style-name="T11">Plant seedling(having 12 classes) classification using CNN. </text:span></text:p>
      <text:p text:style-name="P22"><text:span text:style-name="T11"><text:s text:c="46"/></text:span><text:span text:style-name="T15">6</text:span><text:span text:style-name="T11">. <text:s/>Image Compression by ConvLSTM</text:span></text:p>
      <text:p text:style-name="P13"><text:span text:style-name="T23">Personal <text:s/>STRENGTHS</text:span><text:span text:style-name="T24"> :</text:span></text:p>
      <text:p text:style-name="P13"><text:span text:style-name="T24"><text:s text:c="64"/></text:span><text:span text:style-name="T14">1</text:span>. <text:s/>Strong C++11 knowledge.</text:p>
      <text:p text:style-name="P22"><text:span text:style-name="T14"><text:s text:c="46"/>2. </text:span><text:s/>Comprehensive problem solving abilities. </text:p>
      <text:p text:style-name="P19"><text:span text:style-name="T14"><text:s text:c="40"/>3. <text:s/></text:span>Good verbal and written communication skills.</text:p>
      <text:p text:style-name="P19"><text:span text:style-name="T14"><text:s text:c="40"/>4.</text:span> Willingness to learn.</text:p>
      <text:p text:style-name="P21"><text:s text:c="40"/><text:span text:style-name="T14">5.</text:span> Using Linux mint and ubuntu from last 4 years.</text:p>
      <text:p text:style-name="P19"><text:s text:c="34"/></text:p>
      <text:p text:style-name="P15"><text:span text:style-name="T20">Communicating languages</text:span><text:span text:style-name="T21">:<text:tab/> <text:s text:c="8"/></text:span><text:span text:style-name="T22">English, Hindi and Bengali.</text:span></text:p>
      <text:p text:style-name="P25"><text:span text:style-name="T21">Declaration: <text:s text:c="37"/></text:span><text:span text:style-name="T22">I hereby declare that all the information given above are <text:s text:c="34"/></text:span></text:p>
      <text:p text:style-name="P27"><text:s text:c="60"/>true to the best of my knowledge and belief.</text:p>
      <text:p text:style-name="P26">Date:</text:p>
      <text:p text:style-name="P28">Place: <text:s text:c="110"/></text:p>
      <text:p text:style-name="P29"><text:span text:style-name="T13"><text:s text:c="11"/><text:tab/></text:span>---------------------------</text:p>
      <text:p text:style-name="Standard"><text:s text:c="117"/>Signature</text:p>
      <text:p text:style-name="Standard"><text:span text:style-name="T25"><text:s text:c="126"/></text:span>(Nirbhay Kumar Pandey)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en" fo:country="US" style:letter-kerning="fals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hanging"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orphans="0" fo:widows="0"/>
      <style:text-properties fo:language="en" fo:country="IN"/>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WW8Num1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8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9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0" style:family="text">
      <style:text-properties fo:font-size="13pt" fo:font-weight="bold" style:font-size-asian="13pt" style:font-weight-asian="bold" style:font-size-complex="13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9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20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2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family-generic="roman" style:font-pitch="variable" fo:font-size="13pt" style:font-size-asian="13pt" style:font-name-complex="Symbol2" style:font-family-complex="Symbol" style:font-family-generic-complex="system" style:font-pitch-complex="variable" style:font-size-complex="13pt"/>
    </style:style>
    <style:style style:name="WW8Num2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6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St25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St26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St2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fo:font-size="12pt" style:font-name-asian="Times New Roman1" style:font-family-asian="'Times New Roman'" style:font-family-generic-asian="system" style:font-pitch-asian="variable"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2"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cm" fo:margin-right="1.799cm" fo:border="0.51pt solid #000000" fo:padding-top="0.406cm" fo:padding-bottom="0.088cm" fo:padding-left="2.205cm" fo:padding-right="1.358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cm" fo:margin-right="1.799cm" fo:border="0.51pt solid #000000" fo:padding-top="1.134cm" fo:padding-bottom="1.134cm" fo:padding-left="1.983cm" fo:padding-right="0.18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5:22:22.782597703</meta:creation-date>
    <dc:language>en-IN</dc:language>
    <meta:editing-cycles>8</meta:editing-cycles>
    <dc:title>CURRICULUM VITAE</dc:title>
    <meta:editing-duration>PT11M54S</meta:editing-duration>
    <meta:generator>LibreOffice/6.4.7.2$Linux_X86_64 LibreOffice_project/40$Build-2</meta:generator>
    <dc:date>2022-04-21T16:24:58.164601749</dc:date>
    <meta:document-statistic meta:table-count="2" meta:image-count="0" meta:object-count="0" meta:page-count="2" meta:paragraph-count="99" meta:word-count="499" meta:character-count="4760" meta:non-whitespace-character-count="3065"/>
  </office:meta>
</office:document-meta>
</file>